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7967" officeooo:paragraph-rsid="00157967"/>
    </style:style>
    <style:style style:name="P2" style:family="paragraph" style:parent-style-name="Standard">
      <style:text-properties officeooo:rsid="00157967" officeooo:paragraph-rsid="00168198"/>
    </style:style>
    <style:style style:name="P3" style:family="paragraph" style:parent-style-name="Standard">
      <style:text-properties officeooo:paragraph-rsid="00157967"/>
    </style:style>
    <style:style style:name="P4" style:family="paragraph" style:parent-style-name="Preformatted_20_Text">
      <style:text-properties fo:color="#000000" style:font-name="DejaVu Sans Mono" fo:font-size="9pt" officeooo:rsid="00157967" officeooo:paragraph-rsid="00157967"/>
    </style:style>
    <style:style style:name="P5" style:family="paragraph" style:parent-style-name="Preformatted_20_Text">
      <style:paragraph-properties fo:margin-top="0in" fo:margin-bottom="0.1965in" style:contextual-spacing="false" fo:background-color="#ffffff">
        <style:background-image/>
      </style:paragraph-properties>
      <style:text-properties fo:color="#000000"/>
    </style:style>
    <style:style style:name="P6"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9pt"/>
    </style:style>
    <style:style style:name="P7" style:family="paragraph" style:parent-style-name="Preformatted_20_Text">
      <style:paragraph-properties fo:background-color="#ffffff">
        <style:background-image/>
      </style:paragraph-properties>
      <style:text-properties fo:color="#000000"/>
    </style:style>
    <style:style style:name="P8" style:family="paragraph" style:parent-style-name="Preformatted_20_Text">
      <style:paragraph-properties fo:background-color="#ffffff">
        <style:background-image/>
      </style:paragraph-properties>
      <style:text-properties fo:color="#808080"/>
    </style:style>
    <style:style style:name="T1" style:family="text">
      <style:text-properties officeooo:rsid="00157967"/>
    </style:style>
    <style:style style:name="T2" style:family="text">
      <style:text-properties fo:background-color="#efefef" loext:char-shading-value="0"/>
    </style:style>
    <style:style style:name="T3" style:family="text">
      <style:text-properties fo:color="#000080" fo:font-weight="bold" fo:background-color="#efefef" loext:char-shading-value="0"/>
    </style:style>
    <style:style style:name="T4" style:family="text">
      <style:text-properties fo:color="#000080" style:font-name="DejaVu Sans Mono" fo:font-size="9pt" fo:font-weight="bold" fo:background-color="#efefef" loext:char-shading-value="0"/>
    </style:style>
    <style:style style:name="T5" style:family="text">
      <style:text-properties fo:color="#0000ff" fo:font-weight="bold" fo:background-color="#efefef" loext:char-shading-value="0"/>
    </style:style>
    <style:style style:name="T6" style:family="text">
      <style:text-properties fo:color="#0000ff" style:font-name="DejaVu Sans Mono" fo:font-size="9pt" fo:font-weight="bold" fo:background-color="#efefef" loext:char-shading-value="0"/>
    </style:style>
    <style:style style:name="T7" style:family="text">
      <style:text-properties fo:color="#008000" fo:font-weight="bold" fo:background-color="#efefef" loext:char-shading-value="0"/>
    </style:style>
    <style:style style:name="T8" style:family="text">
      <style:text-properties fo:color="#008000" fo:background-color="#efefef" loext:char-shading-value="0"/>
    </style:style>
    <style:style style:name="T9" style:family="text">
      <style:text-properties fo:color="#008000" style:font-name="DejaVu Sans Mono" fo:font-size="9pt" fo:font-weight="bold" fo:background-color="#efefef" loext:char-shading-value="0"/>
    </style:style>
    <style:style style:name="T10" style:family="text">
      <style:text-properties style:font-name="DejaVu Sans Mono" fo:font-size="9pt" fo:background-color="#efefef" loext:char-shading-value="0"/>
    </style:style>
    <style:style style:name="T11" style:family="text">
      <style:text-properties fo:color="#000000" style:font-name="DejaVu Sans Mono" fo:font-size="9pt" fo:background-color="#efefef" loext:char-shading-value="0"/>
    </style:style>
    <style:style style:name="T12" style:family="text">
      <style:text-properties fo:color="#808080"/>
    </style:style>
    <style:style style:name="T13" style:family="text">
      <style:text-properties fo:color="#808080" style:font-name="DejaVu Sans Mono" fo:font-size="9pt" fo:font-style="italic"/>
    </style:style>
    <style:style style:name="T14" style:family="text">
      <style:text-properties officeooo:rsid="00168198"/>
    </style:style>
    <style:style style:name="T15" style:family="text">
      <style:text-properties officeooo:rsid="00185963"/>
    </style:style>
    <style:style style:name="T16" style:family="text">
      <style:text-properties officeooo:rsid="00197674"/>
    </style:style>
    <style:style style:name="T17" style:family="text">
      <style:text-properties fo:font-weight="bold" officeooo:rsid="00197674"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text:span text:style-name="T17">notwendige Anpassungen in schema.xml</text:span><text:line-break/><text:span text:style-name="T1"><text:line-break/><text:line-break/>schema.xml:<text:line-break/>EdgeNGramFilterFactory unterstützt ein Attribut nicht mehr<text:line-break/></text:span><text:span text:style-name="T11">&lt;</text:span><text:span text:style-name="T4">filter </text:span><text:span text:style-name="T6">class</text:span><text:span text:style-name="T9">="solr.EdgeNGramFilterFactory"</text:span></text:p>
      <text:p text:style-name="P7"><text:span text:style-name="T8"><text:s text:c="8"/></text:span><text:span text:style-name="T6">minGramSize</text:span><text:span text:style-name="T9">="3"</text:span></text:p>
      <text:p text:style-name="P7"><text:span text:style-name="T8"><text:s text:c="8"/></text:span><text:span text:style-name="T6">maxGramSize</text:span><text:span text:style-name="T9">="10"</text:span></text:p>
      <text:p text:style-name="P5"><text:span text:style-name="T8"><text:s text:c="8"/></text:span><text:span text:style-name="T6">side</text:span><text:span text:style-name="T9">="front" </text:span><text:span text:style-name="T10">/&gt;</text:span></text:p>
      <text:p text:style-name="P1"/>
      <text:p text:style-name="P1"/>
      <text:p text:style-name="P3"><text:span text:style-name="T1">side=front<text:line-break/>Was hat sich hier sonst noch geändert?<text:line-break/><text:line-break/>Alle anderen aktuell verwendeten Analyzer sollten nochmals angeschaut werden<text:line-break/><text:line-break/><text:line-break/></text:span><text:span text:style-name="T11">&lt;</text:span><text:span text:style-name="T4">fieldType </text:span><text:span text:style-name="T6">name</text:span><text:span text:style-name="T9">="alphaOnlySort" </text:span><text:span text:style-name="T6">class</text:span><text:span text:style-name="T9">="solr.TextField" </text:span><text:span text:style-name="T6">sortMissingLast</text:span><text:span text:style-name="T9">="true" </text:span><text:span text:style-name="T6">omitNorms</text:span><text:span text:style-name="T9">="true"</text:span><text:span text:style-name="T11">&gt;</text:span></text:p>
      <text:p text:style-name="P7"><text:s text:c="4"/><text:span text:style-name="T10">&lt;</text:span><text:span text:style-name="T4">analyzer</text:span><text:span text:style-name="T10">&gt;</text:span></text:p>
      <text:p text:style-name="P7"><text:s text:c="8"/><text:span text:style-name="T10">&lt;</text:span><text:span text:style-name="T4">tokenizer </text:span><text:span text:style-name="T6">class</text:span><text:span text:style-name="T9">="solr.KeywordTokenizerFactory"</text:span><text:span text:style-name="T10">/&gt;</text:span></text:p>
      <text:p text:style-name="P7"><text:s text:c="8"/></text:p>
      <text:p text:style-name="P7"><text:s text:c="8"/><text:span text:style-name="T13">&lt;!-- GH: ICUCollationKeyFilterFactory deprecated and no longer supported in 5.0 see p. 102 ReferenceGuide (Unicode Collation) --&gt;</text:span></text:p>
      <text:p text:style-name="P8"><text:s text:c="8"/></text:p>
      <text:p text:style-name="P7"><text:span text:style-name="T12"><text:s text:c="8"/></text:span><text:span text:style-name="T10">&lt;</text:span><text:span text:style-name="T4">filter </text:span><text:span text:style-name="T6">class</text:span><text:span text:style-name="T9">="solr.ICUCollationKeyFilterFactory"</text:span></text:p>
      <text:p text:style-name="P7"><text:span text:style-name="T8"><text:s text:c="16"/></text:span><text:span text:style-name="T6">locale</text:span><text:span text:style-name="T9">="de@collation=phonebook"</text:span></text:p>
      <text:p text:style-name="P7"><text:span text:style-name="T8"><text:s text:c="16"/></text:span><text:span text:style-name="T6">strength</text:span><text:span text:style-name="T9">="primary"</text:span></text:p>
      <text:p text:style-name="P7"><text:span text:style-name="T8"><text:s text:c="16"/></text:span><text:span text:style-name="T10">/&gt;</text:span></text:p>
      <text:p text:style-name="P7"><text:s text:c="4"/><text:span text:style-name="T10">&lt;/</text:span><text:span text:style-name="T4">analyzer</text:span><text:span text:style-name="T10">&gt;</text:span></text:p>
      <text:p text:style-name="P6"><text:span text:style-name="T2">&lt;/</text:span><text:span text:style-name="T3">fieldType</text:span><text:span text:style-name="T2">&gt;</text:span></text:p>
      <text:p text:style-name="P1"/>
      <text:p text:style-name="P1"/>
      <text:p text:style-name="P1">solr.ICUCollationKeyFilterFactory war in 4.10 bereits deprecated und wird in 5.x nicht mehr unterstützt. Neu nehemen sie einen anderen Typ (s. Reference Guide), der aber speziell konfiguriert werden kann. Auf die Schnelle habe ich </text:p>
      <text:p text:style-name="P4"><text:span text:style-name="T2">&lt;</text:span><text:span text:style-name="T3">fieldType </text:span><text:span text:style-name="T5">name</text:span><text:span text:style-name="T7">="alphaOnlySort" </text:span><text:span text:style-name="T5">class</text:span><text:span text:style-name="T7">="solr.StrField" </text:span></text:p>
      <text:p text:style-name="P1"/>
      <text:p text:style-name="P2">genommen. Muss man überarbeiten.<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11:37:36.144650482</meta:creation-date>
    <dc:date>2015-08-16T20:53:20.892027926</dc:date>
    <meta:editing-duration>PT7H5M</meta:editing-duration>
    <meta:editing-cycles>4</meta:editing-cycles>
    <meta:generator>LibreOffice/4.2.8.2$Linux_X86_64 LibreOffice_project/420m0$Build-2</meta:generator>
    <meta:document-statistic meta:table-count="0" meta:image-count="0" meta:object-count="0" meta:page-count="1" meta:paragraph-count="19" meta:word-count="107" meta:character-count="1178" meta:non-whitespace-character-count="956"/>
  </office:meta>
</office:document-meta>
</file>